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ctividades de la Noticia.</text:span></text:p>
      <text:p text:style-name="P2"/>
      <text:p text:style-name="P1"/>
      <text:p text:style-name="P2"/>
      <text:p text:style-name="Standard"><text:span text:style-name="T2">Act 25 Pagina 134</text:span></text:p>
      <text:p text:style-name="P3"/>
      <text:p text:style-name="Standard"><text:span text:style-name="T2">1.- Que s’ha rehabilitat l’escalinata que és important per l’importància històrica que conté.</text:span></text:p>
      <text:p text:style-name="Standard"><text:span text:style-name="T2">2.-L’ajuntament de Dénia amb ajuda del Ministeri de Foment.</text:span></text:p>
      <text:p text:style-name="Standard"><text:span text:style-name="T2">3.- Va ser el 11 d’abril del 2018. Al castell de Dénia. S’ha rehabilitat gràcies a l’Ajuntament de Dénia. Perquè era una estructura important ja que va ser l’usada per Felip ||| i Margarida d’Austria al seu casament el 1599.</text:span></text:p>
      <text:p text:style-name="P3"/>
      <text:p text:style-name="Standard"><text:span text:style-name="T2">Act 26 Pagina 135</text:span></text:p>
      <text:p text:style-name="P3"/>
      <text:p text:style-name="Standard"><text:span text:style-name="T2">1.- P/s</text:span></text:p>
      <text:p text:style-name="Standard"><text:span text:style-name="T2">2.- p/s</text:span></text:p>
      <text:p text:style-name="Standard"><text:span text:style-name="T2">3.- s/p</text:span></text:p>
      <text:p text:style-name="Standard"><text:span text:style-name="T2">4.- p/s</text:span></text:p>
      <text:p text:style-name="P3"/>
      <text:p text:style-name="Standard"><text:span text:style-name="T2">Act 27 Pàgina 135</text:span></text:p>
      <text:p text:style-name="P3"/>
      <text:p text:style-name="Standard"><text:span text:style-name="T2">La coordinadora Proparc Natural del Massís fa la primera excursió pel Montruc. Va ser el passat diumenge, 23 de març per a que es declare Parc Natural el Montruc davant la conselleria de Medi Ambient.</text:span></text:p>
      <text:p text:style-name="P3"/>
      <text:p text:style-name="Standard"><text:span text:style-name="T2">Act 28 Pàgina 135</text:span></text:p>
      <text:p text:style-name="P3"/>
      <text:p text:style-name="Standard"><text:span text:style-name="T2"><text:s/>Títol 1:</text:span></text:p>
      <text:p text:style-name="Standard"><text:span text:style-name="T2">El passat 24 de decembre, centenars de vehícles es varen quedar atrapats en les carreteres de Jonquera debut al desplaçament massiu per les festess de nit de Nadal i per un greu accident patit en una de les autopistes més transitades per l’entrada al Municipi gironí.</text:span></text:p>
      <text:p text:style-name="P3"><text:soft-page-break/></text:p>
      <text:p text:style-name="Standard"><text:span text:style-name="T2">Títol 2:</text:span></text:p>
      <text:p text:style-name="Standard"><text:span text:style-name="T2"><text:s/>Demà, el diumenge 13 de decembre es farà una marxa en bicicleta per a la construcció de carrils bici a Castelló de la Plana. Tot açó es deu a que els ciclistes deuen invair el carrils de peatons per a la seua correcta circulació.</text:span></text:p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219" meta:character-count="1212" meta:non-whitespace-character-count="1008"/>
    <meta:generator>LibreOfficeDev/6.0.5.2$Linux_X86_64 LibreOffice_project/</meta:generator>
  </office:meta>
</office:document-meta>
</file>